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4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/>
          <table:table-cell table:style-name="ce15" table:formula="of:=SUM([.B3:.F3])" office:value-type="float" office:value="29200" calcext:value-type="float">
            <text:p>29200</text:p>
          </table:table-cell>
          <table:table-cell table:formula="of:=SUM([.B28:.F28])" office:value-type="float" office:value="1560.6346749226" calcext:value-type="float">
            <text:p>1560.6346749226</text:p>
          </table:table-cell>
          <table:table-cell office:value-type="string" calcext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186.95046439628" calcext:value-type="float">
            <text:p>1186.9504643963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60.6346749226" calcext:value-type="float">
            <text:p>1560.6346749226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60.6346749226" calcext:value-type="float">
            <text:p>1560.634674922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formula="of:=SUM([.K2];[.K10];[.K12])" office:value-type="float" office:value="61900" calcext:value-type="float">
            <text:p>619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  <table:table-cell table:formula="of:=SUM([.G3])" office:value-type="float" office:value="29200" calcext:value-type="float">
            <text:p>292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768.684210526316" calcext:value-type="float">
            <text:p>768.6842105263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32700" calcext:value-type="float">
            <text:p>327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560.6346749226" calcext:value-type="float">
            <text:p>1560.634674922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2400" calcext:value-type="float">
            <text:p>2400</text:p>
          </table:table-cell>
          <table:table-cell office:value-type="float" office:value="22000" calcext:value-type="float">
            <text:p>220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560.6346749226" calcext:value-type="float">
            <text:p>1560.634674922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table:number-columns-repeated="2"/>
          <table:table-cell table:formula="of:=SUM([.C28:.F28])" office:value-type="float" office:value="1186.95046439628" calcext:value-type="float">
            <text:p>1186.9504643963</text:p>
          </table:table-cell>
          <table:table-cell table:style-name="ce40" office:value-type="string" calcext:value-type="string">
            <text:p>Սարգիս</text:p>
          </table:table-cell>
          <table:table-cell/>
          <table:table-cell office:value-type="float" office:value="38000" calcext:value-type="float">
            <text:p>38000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table:number-columns-repeated="2"/>
          <table:table-cell table:formula="of:=SUM([.B28:.F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)" office:value-type="float" office:value="395" calcext:value-type="float">
            <text:p>395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F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60.6346749226" calcext:value-type="float">
            <text:p>1560.6346749226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60.6346749226" calcext:value-type="float">
            <text:p>1560.6346749226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60.6346749226" calcext:value-type="float">
            <text:p>1560.63467492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137.10526315789" calcext:value-type="float">
            <text:p>1137.1052631579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137.10526315789" calcext:value-type="float">
            <text:p>1137.1052631579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137.10526315789" calcext:value-type="float">
            <text:p>1137.1052631579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60.6346749226" calcext:value-type="float">
            <text:p>1560.6346749226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165.6346749226" calcext:value-type="float">
            <text:p>1165.6346749226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0" calcext:value-type="float">
            <text:p>0</text:p>
          </table:table-cell>
          <table:table-cell/>
          <table:table-cell table:style-name="ce15" table:formula="of:=SUM([.H3:.H27])" office:value-type="float" office:value="29200" calcext:value-type="float">
            <text:p>29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9" office:value-type="float" office:value="10900" calcext:value-type="float">
            <text:p>109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22:15:22.844421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07T22:16:33.868088582</dc:date>
    <meta:editing-duration>P6DT1H10M56S</meta:editing-duration>
    <meta:editing-cycles>2201</meta:editing-cycles>
    <meta:generator>LibreOffice/4.2.6.3$Linux_X86_64 LibreOffice_project/420m0$Build-3</meta:generator>
    <meta:document-statistic meta:table-count="13" meta:cell-count="5343" meta:object-count="0"/>
  </office:meta>
</office:document-meta>
</file>